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3346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0.6638in"/>
    </style:style>
    <style:style style:name="co7" style:family="table-column">
      <style:table-column-properties fo:break-before="auto" style:column-width="1.6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ff6600"/>
    </style:style>
    <style:style style:name="ce4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 style:data-style-name="N0">
      <style:table-cell-properties fo:background-color="#99ffff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/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 Button 1" form:control-implementation="ooo:com.sun.star.form.component.SpinButton" xml:id="control1" form:id="control1" form:orientation="vertical" form:value="0" form:linked-cell="Sheet1.B4" form:delay-for-repeat="PT0.030000000S" form:min-value="-500" form:max-value="7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Sheet1.B3" form:delay-for-repeat="PT0.030000000S" form:min-value="-600" form:max-value="6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</form:form>
        </office:forms>
        <table:shapes>
          <draw:control draw:z-index="0" draw:text-style-name="P1" svg:width="0.2744in" svg:height="0.3157in" svg:x="1.2772in" svg:y="0.6433in" draw:control="control1"/>
          <draw:control draw:z-index="1" draw:text-style-name="P1" svg:width="0.2744in" svg:height="0.3157in" svg:x="1.2673in" svg:y="0.2665in" draw:control="control2"/>
          <draw:frame draw:z-index="2" draw:style-name="gr1" draw:text-style-name="P2" svg:width="5.6894in" svg:height="3.8795in" svg:x="2.576in" svg:y="3.3358in">
            <draw:object draw:notify-on-update-of-ranges="Sheet1.B22:Sheet1.B26 Sheet1.C21:Sheet1.C21 Sheet1.C2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Input Target:</text:p>
          </table:table-cell>
          <table:table-cell table:number-columns-repeated="3"/>
          <table:table-cell office:value-type="string" calcext:value-type="string">
            <text:p>Link</text:p>
          </table:table-cell>
          <table:table-cell office:value-type="string" calcext:value-type="string">
            <text:p>Lengths: (m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Base 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Var:</text:p>
          </table:table-cell>
          <table:table-cell office:value-type="string" calcext:value-type="string">
            <text:p>Helper calcs: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In degrees: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style-name="ce4" table:formula="of:=[.F4]" office:value-type="float" office:value="250" calcext:value-type="float">
            <text:p>250</text:p>
          </table:table-cell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H =</text:p>
          </table:table-cell>
          <table:table-cell table:formula="of:=SQRT(([.B3]^2)+([.B4]^2))" office:value-type="float" office:value="121.605920908482" calcext:value-type="float">
            <text:p>121.605920908482</text:p>
          </table:table-cell>
          <table:table-cell office:value-type="string" calcext:value-type="string">
            <text:p>Hypotenuse of target X and Z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Fork</text:p>
          </table:table-cell>
          <table:table-cell/>
          <table:table-cell office:value-type="string" calcext:value-type="string">
            <text:p>e =</text:p>
          </table:table-cell>
          <table:table-cell table:formula="of:=ATAN2([.B3];[.B4])" office:value-type="float" office:value="0.937163318725152" calcext:value-type="float">
            <text:p>0.937163318725152</text:p>
          </table:table-cell>
          <table:table-cell office:value-type="string" calcext:value-type="string">
            <text:p>Angle: Hypot above horz</text:p>
          </table:table-cell>
          <table:table-cell table:formula="of:=[.J6]*180/PI()" office:value-type="float" office:value="53.6955028774248" calcext:value-type="float">
            <text:p>53.6955028774248</text:p>
          </table:table-cell>
        </table:table-row>
        <table:table-row table:style-name="ro1">
          <table:table-cell table:style-name="ce3" office:value-type="string" calcext:value-type="string">
            <text:p>Positive rotations for functions are CCW, but motors are CW!</text:p>
          </table:table-cell>
          <table:table-cell table:number-columns-repeated="7"/>
          <table:table-cell office:value-type="string" calcext:value-type="string">
            <text:p>d =</text:p>
          </table:table-cell>
          <table:table-cell table:formula="of:=ACOS((([.J5]^2)+([.F4]^2)-([.F5]^2))/(2*[.J5]*[.F4]))" office:value-type="float" office:value="1.32512057456684" calcext:value-type="float">
            <text:p>1.32512057456684</text:p>
          </table:table-cell>
          <table:table-cell office:value-type="string" calcext:value-type="string">
            <text:p>Angle: Hypot and link1</text:p>
          </table:table-cell>
          <table:table-cell table:formula="of:=[.J7]*180/PI()" office:value-type="float" office:value="75.9238162686305" calcext:value-type="float">
            <text:p>75.92381626863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Motor angles:</text:p>
          </table:table-cell>
          <table:table-cell/>
          <table:table-cell office:value-type="string" calcext:value-type="string">
            <text:p>In degrees:</text:p>
          </table:table-cell>
          <table:table-cell/>
          <table:table-cell office:value-type="string" calcext:value-type="string">
            <text:p>Workspace Width:</text:p>
          </table:table-cell>
          <table:table-cell table:number-columns-repeated="3"/>
          <table:table-cell office:value-type="string" calcext:value-type="string">
            <text:p>a (alt) =</text:p>
          </table:table-cell>
          <table:table-cell table:formula="of:=-((PI()/2)-[.J7]-[.J6])" office:value-type="float" office:value="0.691487566497092" calcext:value-type="float">
            <text:p>0.691487566497092</text:p>
          </table:table-cell>
          <table:table-cell office:value-type="string" calcext:value-type="string">
            <text:p>Pi/2 = a + d + e</text:p>
          </table:table-cell>
          <table:table-cell table:formula="of:=[.J9]*180/PI()" office:value-type="float" office:value="39.6193191460552" calcext:value-type="float">
            <text:p>39.61931914605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9" table:formula="of:=PI()-[.J6]-[.J7]" office:value-type="float" office:value="0.879308760297804" calcext:value-type="float">
            <text:p>0.879308760297804</text:p>
          </table:table-cell>
          <table:table-cell table:style-name="ce9" table:formula="of:=[.B10]*180/PI()" office:value-type="float" office:value="50.3806808539448" calcext:value-type="float">
            <text:p>50.3806808539448</text:p>
          </table:table-cell>
          <table:table-cell table:number-columns-repeated="2"/>
          <table:table-cell table:formula="of:=[.F4]+[.F5]+[.F6]" office:value-type="float" office:value="600" calcext:value-type="float">
            <text:p>600</text:p>
          </table:table-cell>
          <table:table-cell table:number-columns-repeated="3"/>
          <table:table-cell table:formula="of:=ATAN(([.J5]/2)/SQRT(([.F4]^2)-([.J5]/2)^2))" office:value-type="float" office:value="0.245675752228059" calcext:value-type="float">
            <text:p>0.245675752228059</text:p>
          </table:table-cell>
          <table:table-cell office:value-type="string" calcext:value-type="string">
            <text:p>Angle: Half inner elbow</text:p>
          </table:table-cell>
          <table:table-cell table:formula="of:=[.J10]*180/PI()" office:value-type="float" office:value="14.0761837313695" calcext:value-type="float">
            <text:p>14.07618373136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9" table:formula="of:=(PI()/2)-([.J6]-[.J7])" office:value-type="float" office:value="1.95875358263658" calcext:value-type="float">
            <text:p>1.95875358263658</text:p>
          </table:table-cell>
          <table:table-cell table:style-name="ce9" table:formula="of:=[.B11]*180/PI()" office:value-type="float" office:value="112.228313391206" calcext:value-type="float">
            <text:p>112.228313391206</text:p>
          </table:table-cell>
          <table:table-cell/>
          <table:table-cell office:value-type="string" calcext:value-type="string">
            <text:p>Workspace Height:</text:p>
          </table:table-cell>
          <table:table-cell table:number-columns-repeated="3"/>
          <table:table-cell office:value-type="string" calcext:value-type="string">
            <text:p>d (alt) =</text:p>
          </table:table-cell>
          <table:table-cell table:formula="of:=ACOS(([.J5])/(2*[.F4]))" office:value-type="float" office:value="1.32512057456684" calcext:value-type="float">
            <text:p>1.32512057456684</text:p>
          </table:table-cell>
          <table:table-cell office:value-type="string" calcext:value-type="string">
            <text:p>CAH method using H/2 (requires L1=L2)</text:p>
          </table:table-cell>
          <table:table-cell table:formula="of:=[.J11]*180/PI()" office:value-type="float" office:value="75.9238162686305" calcext:value-type="float">
            <text:p>75.9238162686305</text:p>
          </table:table-cell>
        </table:table-row>
        <table:table-row table:style-name="ro1">
          <table:table-cell table:style-name="ce3" office:value-type="string" calcext:value-type="string">
            <text:p>A:</text:p>
          </table:table-cell>
          <table:table-cell table:style-name="ce3" office:value-type="string" calcext:value-type="string">
            <text:p>0 is -X, pos is CW</text:p>
          </table:table-cell>
          <table:table-cell table:number-columns-repeated="3"/>
          <table:table-cell table:formula="of:=[.F3]+[.F4]+[.F5]"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:</text:p>
          </table:table-cell>
          <table:table-cell table:style-name="ce3" office:value-type="string" calcext:value-type="string">
            <text:p>0 is -Z, pos is CW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Note that workspace doesn’t account for mechanical limitations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office:value-type="string" calcext:value-type="string">
            <text:p>jAglobal=</text:p>
          </table:table-cell>
          <table:table-cell table:formula="of:=[.J6]+[.J7]" office:value-type="float" office:value="2.26228389329199" calcext:value-type="float">
            <text:p>2.26228389329199</text:p>
          </table:table-cell>
          <table:table-cell table:style-name="ce11" office:value-type="string" calcext:value-type="string">
            <text:p>Pos is CCW, 0 is X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 coordinate system: (=frame 0)</text:p>
          </table:table-cell>
          <table:table-cell table:number-columns-repeated="6"/>
          <table:table-cell office:value-type="string" calcext:value-type="string">
            <text:p>jBglobal=</text:p>
          </table:table-cell>
          <table:table-cell table:formula="of:=[.J6]-[.J7]" office:value-type="float" office:value="-0.387957255841686" calcext:value-type="float">
            <text:p>-0.3879572558416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in is at axis of both serv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 is up, X is forwards, Y is right to left looking from back of base.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oint locations in plan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[.F3]" office:value-type="float" office:value="-105" calcext:value-type="float">
            <text:p>-10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(COS([.J15])*[.F4])" office:value-type="float" office:value="-159.420939312486" calcext:value-type="float">
            <text:p>-159.420939312486</text:p>
          </table:table-cell>
          <table:table-cell table:formula="of:=[.C23]+(SIN([.J15])*[.F4])" office:value-type="float" office:value="192.574567658153" calcext:value-type="float">
            <text:p>192.574567658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formula="of:=[.B3]" office:value-type="float" office:value="72" calcext:value-type="float">
            <text:p>72</text:p>
          </table:table-cell>
          <table:table-cell table:formula="of:=[.B4]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formula="of:=[.B3]+[.F6]" office:value-type="float" office:value="172" calcext:value-type="float">
            <text:p>172</text:p>
          </table:table-cell>
          <table:table-cell table:formula="of:=[.B4]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e Validator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 in range:</text:p>
          </table:table-cell>
          <table:table-cell table:style-name="ce10" table:formula="of:=IF(AND([.C10]&gt;40;[.C10]&lt;140); &quot;GOOD&quot;; &quot;NO!!&quot;)" office:value-type="string" office:string-value="GOOD" calcext:value-type="string">
            <text:p>GO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 in range:</text:p>
          </table:table-cell>
          <table:table-cell table:style-name="ce10" table:formula="of:=IF(AND([.C11]&gt;15;[.C11]&lt;130); &quot;GOOD&quot;; &quot;NO!!&quot;)" office:value-type="string" office:string-value="GOOD" calcext:value-type="string">
            <text:p>GO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 + 65 &gt; B?</text:p>
          </table:table-cell>
          <table:table-cell table:style-name="ce10" table:formula="of:=IF(([.C10]+65)&gt;[.C11]; &quot;GOOD&quot;; &quot;NO!!&quot;)" office:value-type="string" office:string-value="GOOD" calcext:value-type="string">
            <text:p>GO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 – B &gt; 65?</text:p>
          </table:table-cell>
          <table:table-cell table:style-name="ce10" table:formula="of:=IF(([.C10]-[.C11])&lt;65; &quot;GOOD&quot;; &quot;NO!!&quot;)" office:value-type="string" office:string-value="GOOD" calcext:value-type="string">
            <text:p>GOOD</text:p>
          </table:table-cell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I5:Sheet1.N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9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13:45:19.835935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</meta:initial-creator>
    <meta:creation-date>2019-09-01T17:06:49.039031700</meta:creation-date>
    <meta:generator>LibreOffice/6.0.7.3$Linux_X86_64 LibreOffice_project/00m0$Build-3</meta:generator>
    <dc:date>2020-03-22T22:51:14.330579026</dc:date>
    <dc:creator>Colin </dc:creator>
    <meta:editing-duration>PT3H3M35S</meta:editing-duration>
    <meta:editing-cycles>26</meta:editing-cycles>
    <meta:document-statistic meta:table-count="1" meta:cell-count="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0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20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52cm" svg:height="9.855cm" xlink:href=".." xlink:type="simple" chart:class="chart:scatter" chart:style-name="ch1">
        <chart:legend chart:legend-position="end" svg:x="12.896cm" svg:y="4.628cm" style:legend-expansion="high" chart:style-name="ch2"/>
        <chart:plot-area chart:style-name="ch3" table:cell-range-address="Sheet1.B22:Sheet1.C26 Sheet1.C21:Sheet1.C21" chart:data-source-has-labels="row" svg:x="0.289cm" svg:y="0.197cm" svg:width="12.318cm" svg:height="9.461cm">
          <chartooo:coordinate-region svg:x="0.647cm" svg:y="0.396cm" svg:width="11.661cm" svg:height="9.06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2:Sheet1.C26" chart:label-cell-address="Sheet1.C21:Sheet1.C21" chart:class="chart:scatter">
            <chart:domain table:cell-range-address="Sheet1.B22:Sheet1.B2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2:Sheet1.B26</svg:desc>
                </draw:g>
              </table:table-cell>
              <table:table-cell office:value-type="float" office:value="-105">
                <text:p>-105</text:p>
                <draw:g>
                  <svg:desc>Sheet1.C2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9.420939312486">
                <text:p>-159.420939312486</text:p>
              </table:table-cell>
              <table:table-cell office:value-type="float" office:value="192.574567658153">
                <text:p>192.574567658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">
                <text:p>172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